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paragraph-rsid="0015ffad"/>
    </style:style>
    <style:style style:name="P4" style:family="paragraph" style:parent-style-name="Table_20_Contents">
      <style:text-properties officeooo:rsid="0015ffad" officeooo:paragraph-rsid="0015ffad"/>
    </style:style>
    <style:style style:name="P5" style:family="paragraph" style:parent-style-name="Table_20_Contents">
      <style:text-properties officeooo:rsid="0026a9d5" officeooo:paragraph-rsid="0018bc6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officeooo:paragraph-rsid="001a6038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text-properties officeooo:rsid="0018bc68" officeooo:paragraph-rsid="0018bc68"/>
    </style:style>
    <style:style style:name="P10" style:family="paragraph" style:parent-style-name="Table_20_Contents" style:list-style-name="L1">
      <style:text-properties officeooo:rsid="0018bc68" officeooo:paragraph-rsid="0018bc68"/>
    </style:style>
    <style:style style:name="P11" style:family="paragraph" style:parent-style-name="Table_20_Contents">
      <style:text-properties officeooo:rsid="0018bc68" officeooo:paragraph-rsid="001a6038"/>
    </style:style>
    <style:style style:name="P12" style:family="paragraph" style:parent-style-name="Table_20_Contents" style:list-style-name="Numerazione_20_UC">
      <style:paragraph-properties fo:margin-left="-0.004cm" fo:margin-right="0.028cm" fo:text-indent="0cm" style:auto-text-indent="false"/>
      <style:text-properties officeooo:rsid="0015ffad" officeooo:paragraph-rsid="0015ffad"/>
    </style:style>
    <style:style style:name="P13" style:family="paragraph" style:parent-style-name="Table_20_Contents" style:list-style-name="Numerazione_20_UC">
      <style:paragraph-properties fo:margin-left="1.251cm" fo:margin-right="0.028cm" fo:text-indent="0cm" style:auto-text-indent="false"/>
      <style:text-properties officeooo:rsid="0015ffad" officeooo:paragraph-rsid="0015ffad"/>
    </style:style>
    <style:style style:name="T1" style:family="text">
      <style:text-properties officeooo:rsid="00115ebb"/>
    </style:style>
    <style:style style:name="T2" style:family="text">
      <style:text-properties officeooo:rsid="0015ffad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2493d9"/>
    </style:style>
    <style:style style:name="T6" style:family="text">
      <style:text-properties officeooo:rsid="0017cadf"/>
    </style:style>
    <style:style style:name="T7" style:family="text">
      <style:text-properties fo:font-weight="bold" officeooo:rsid="0017cadf" style:font-weight-asian="bold" style:font-weight-complex="bold"/>
    </style:style>
    <style:style style:name="T8" style:family="text">
      <style:text-properties officeooo:rsid="0018bc68"/>
    </style:style>
    <style:style style:name="T9" style:family="text">
      <style:text-properties officeooo:rsid="001a60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Visualizzazione scheda di un iscritto da parte di un amministrator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9">UC_A_47_Visualizzazione scheda di un utente con informazioni personali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<text:span text:style-name="T9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8">L'amministratore</text:span><text:span text:style-name="T3"> </text:span>accede al sistema e viene <text:span text:style-name="T4">autenticato </text:span><text:span text:style-name="T5">;</text:span></text:p>
            <text:p text:style-name="P5"><text:span text:style-name="T8">L'amministratore</text:span><text:span text:style-name="T1"> ha effettuato almeno una ricerca avanzata andata a buon fine,</text:span><text:span text:style-name="T2"> con almeno un risultato visualizzato </text:span><text:span text:style-name="T6">(</text:span><text:span text:style-name="T7">include</text:span><text:span text:style-name="T6"> UC_A_23_Ricerca avanzata)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58853" text:style-name="Numerazione_20_UC">
              <text:list-header>
                <text:p text:style-name="P12">1. L'<text:span text:style-name="T8">amministratore</text:span> visualizza i risultati della ricerca e preme sul tasto per visualizzare la scheda dell'utente.</text:p>
                <text:p text:style-name="P12"/>
                <text:p text:style-name="P13">2.Il sistema visualizza la scheda dell'utente con i dati personali <text:span text:style-name="T8">dei campi:</text:span></text:p>
              </text:list-header>
            </text:list>
            <text:list xml:id="list43248382" text:style-name="L1">
              <text:list-item>
                <text:p text:style-name="P10">Cognome</text:p>
              </text:list-item>
              <text:list-item>
                <text:p text:style-name="P10">Nome</text:p>
              </text:list-item>
              <text:list-item>
                <text:p text:style-name="P10">Codice Fiscale</text:p>
              </text:list-item>
              <text:list-item>
                <text:p text:style-name="P10">Data di nascita</text:p>
              </text:list-item>
              <text:list-item>
                <text:p text:style-name="P10">Comune di nascita</text:p>
              </text:list-item>
              <text:list-item>
                <text:p text:style-name="P10">Residenza</text:p>
              </text:list-item>
              <text:list-item>
                <text:p text:style-name="P10">Domicilio</text:p>
              </text:list-item>
              <text:list-item>
                <text:p text:style-name="P10">Cognome genitore</text:p>
              </text:list-item>
              <text:list-item>
                <text:p text:style-name="P10">Nome genitore</text:p>
              </text:list-item>
              <text:list-item>
                <text:p text:style-name="P10">Codice Fiscale genitore</text:p>
              </text:list-item>
              <text:list-item>
                <text:p text:style-name="P10">Data di nascita genitore</text:p>
              </text:list-item>
              <text:list-item>
                <text:p text:style-name="P10">Comune di nascita genitore</text:p>
              </text:list-item>
              <text:list-item>
                <text:p text:style-name="P10">Residenza genitore</text:p>
              </text:list-item>
              <text:list-item>
                <text:p text:style-name="P10">Domicilio genitore</text:p>
              </text:list-item>
              <text:list-item>
                <text:p text:style-name="P10">Matricola</text:p>
              </text:list-item>
              <text:list-item>
                <text:p text:style-name="P10">Categoria di appartenenz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/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Accedere alla scheda utente in meno di 5 secondi.</text:p>
          </table:table-cell>
        </table:table-row>
      </table:table>
      <text:p text:style-name="P7"/>
      <text:p text:style-name="P8"><text:span text:style-name="T9">UC_A_48 Visualizzazione scheda di un iscritto da parte di un amministra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10</meta:editing-cycles>
    <meta:generator>LibreOffice/3.6$Windows_x86 LibreOffice_project/da8c1e6-fd468f4-454e206-f42a4a9-143cfd</meta:generator>
    <dc:date>2012-10-22T23:13:34</dc:date>
    <meta:document-statistic meta:table-count="1" meta:image-count="0" meta:object-count="0" meta:page-count="1" meta:paragraph-count="34" meta:word-count="173" meta:character-count="1126" meta:non-whitespace-character-count="1003"/>
  </office:meta>
</office:document-meta>
</file>